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7.25cm" table:align="left"/>
    </style:style>
    <style:style style:name="Tabla5.A" style:family="table-column">
      <style:table-column-properties style:column-width="3.016cm"/>
    </style:style>
    <style:style style:name="Tabla5.B" style:family="table-column">
      <style:table-column-properties style:column-width="4.23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7.25cm" table:align="left"/>
    </style:style>
    <style:style style:name="Tabla6.A" style:family="table-column">
      <style:table-column-properties style:column-width="3.016cm"/>
    </style:style>
    <style:style style:name="Tabla6.B" style:family="table-column">
      <style:table-column-properties style:column-width="4.23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Standard">
      <style:text-properties fo:font-size="13pt" style:text-underline-style="none" style:font-size-asian="13pt" style:font-size-complex="13pt"/>
    </style:style>
    <style:style style:name="P7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8" style:family="paragraph" style:parent-style-name="Standard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fo:font-size="13pt" style:font-size-asian="13pt" style:font-size-complex="13pt"/>
    </style:style>
    <style:style style:name="P12" style:family="paragraph" style:parent-style-name="Standard" style:list-style-name="L1">
      <style:text-properties fo:font-size="13pt" style:font-size-asian="13pt" style:font-size-complex="13pt"/>
    </style:style>
    <style:style style:name="P13" style:family="paragraph" style:parent-style-name="Standard" style:list-style-name="L2">
      <style:text-properties fo:font-size="13pt" style:font-size-asian="13pt" style:font-size-complex="13pt"/>
    </style:style>
    <style:style style:name="P14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3">
      <style:text-properties fo:font-size="13pt" fo:font-weight="normal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4">
      <style:text-properties fo:font-size="13pt" fo:font-weight="normal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3pt" style:text-underline-style="solid" style:text-underline-width="auto" style:text-underline-color="font-color" fo:font-weight="normal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5">
      <style:text-properties fo:font-size="13pt" style:text-underline-style="solid" style:text-underline-width="auto" style:text-underline-color="font-color" fo:font-weight="normal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 style:list-style-name="L7">
      <style:text-properties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 style:list-style-name="L9">
      <style:text-properties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font-size="13pt" fo:font-style="italic" style:text-underline-style="solid" style:text-underline-width="auto" style:text-underline-color="font-color" fo:font-weight="bold" style:font-size-asian="11.3500003814697pt" style:font-style-asian="italic" style:font-weight-asian="bold" style:font-size-complex="13pt" style:font-style-complex="italic" style:font-weight-complex="bold"/>
    </style:style>
    <style:style style:name="P24" style:family="paragraph" style:parent-style-name="Standard" style:list-style-name="L7">
      <style:text-properties fo:font-size="13pt" fo:font-style="normal" style:text-underline-style="solid" style:text-underline-width="auto" style:text-underline-color="font-color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9">
      <style:text-properties fo:font-size="13pt" fo:font-style="normal" style:text-underline-style="solid" style:text-underline-width="auto" style:text-underline-color="font-color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6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text-properties fo:font-size="13pt" style:font-size-asian="11.3500003814697pt" style:font-size-complex="13pt"/>
    </style:style>
    <style:style style:name="P30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9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0" style:family="text">
      <style:text-properties style:font-name="Liberation Serif1" fo:font-size="13pt" fo:font-style="normal" style:text-underline-style="none" fo:font-weight="normal" style:font-name-asian="Liberation Serif1" style:font-size-asian="11.3500003814697pt" style:font-style-asian="normal" style:font-weight-asian="normal" style:font-name-complex="Liberation Serif1" style:font-size-complex="13pt" style:font-style-complex="normal" style:font-weight-complex="normal"/>
    </style:style>
    <style:style style:name="T11" style:family="text">
      <style:text-properties style:font-name="Liberation Serif1" fo:font-size="13pt" style:text-underline-style="none" fo:font-weight="normal" style:font-name-asian="Liberation Serif1" style:font-size-asian="11.3500003814697pt" style:font-weight-asian="normal" style:font-name-complex="Liberation Serif1" style:font-size-complex="13pt" style:font-weight-complex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(TEMA DE SISTEMA DE FICHEROS)</text:p>
      <text:p text:style-name="P2"/>
      <text:p text:style-name="P10">Ejercicio 3</text:p>
      <text:p text:style-name="P1"/>
      <text:p text:style-name="P7">Tamaño disco = 64MB = 2²⁶ B</text:p>
      <text:p text:style-name="P7">Tamaño Bloque = 1 KB = 2¹⁰ B</text:p>
      <text:p text:style-name="P7">SF FAT</text:p>
      <text:p text:style-name="P7"/>
      <text:p text:style-name="P2">¿Tamaño de la FAT?</text:p>
      <text:p text:style-name="P1"/>
      <text:p text:style-name="P1">Este array tiene tantas entradas como el # de bloques direccionables del disco.</text:p>
      <text:p text:style-name="P1">Para ello, hay que averiguar cuantos bloques direccionables y el tamaño de un bloque.</text:p>
      <text:p text:style-name="P1">En una entrada de la FAT calculamos cosas como el EOF o una dir. Disco (puntero al siguiente).</text:p>
      <text:p text:style-name="P1"/>
      <text:p text:style-name="P1"># Bloques = TRUNCADO [ 2²⁶ / 2¹⁰ <text:s/>] = 2¹⁶ Bloques = 64 KB</text:p>
      <text:p text:style-name="P1"/>
      <text:p text:style-name="P1">De sto concluimos que tenemos un total de 16 bloques para direccionar bloques.</text:p>
      <text:p text:style-name="P1"/>
      <text:p text:style-name="P1">TAMAÑO FAT =&gt; 16 Bits = 2 bytes =&gt; #Bloques * Tamaño Dir Bloque(bytes) = <text:s/>2 * 64 = 128 KB</text:p>
      <text:p text:style-name="P1"/>
      <text:p text:style-name="P2">¿Es posible realizar enlaces rígidos en FAT? </text:p>
      <text:p text:style-name="P1"><text:tab/>No, ya que en FAT cada entrada del descriptor físico tiene toda la información del fichero (Es único por definidos, no se puede apuntar a un mismo fichero con entradas diferentes). En UNIX <text:s/>si por que la entrada del directorio esta separado del descriptor físico, y podemos crear entradas adicionales con el mismo numero de nodo-i.</text:p>
      <text:p text:style-name="P1"/>
      <text:p text:style-name="P2">¿Por que no se puede establecer enlaces rígidos a ficheros de volúmenes distintos en sistemas de ficheros EXT2?.</text:p>
      <text:p text:style-name="P1"/>
      <text:p text:style-name="P1">Imaginemos dos SF (1 y 2). si queremos crear un alias de un fichero en 1 en 2 usaríamos:</text:p>
      <text:p text:style-name="P1"/>
      <text:p text:style-name="P1"><text:tab/>ln &lt;ruta_file_exist_SF1&gt; &lt;ruta_alias_SF2&gt;</text:p>
      <text:p text:style-name="P1"/>
      <text:p text:style-name="P1"><text:tab/>-Crearíamos un entrada de directorio en SF2(alias, k).</text:p>
      <text:p text:style-name="P1"><text:tab/>-Incrementaos el contador de enlaces.</text:p>
      <text:p text:style-name="P1">Con esto existirán en cada partición, en su sección de Nodos-i que con estructuras diferentes que tienen contadores de enlaces idénticos, si desmontamos una de las particiones se genera una inconsistencia por que el numero de enlaces no seria correcto.</text:p>
      <text:p text:style-name="P1"/>
      <text:p text:style-name="P1">Podriamos en todo caso generar un enlace simbólico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Ejercicio 4</text:p>
      <text:p text:style-name="P2"/>
      <text:p text:style-name="P8">Tam. Bloque = 512 Bytes</text:p>
      <text:p text:style-name="P8"/>
      <text:p text:style-name="P8">Cuando se crea o e agranda un fichero, la política de asignación recorre secuencialmente buscando el primer hueco libre.</text:p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1">#Bloque</text:p>
          </table:table-cell>
          <table:table-cell table:style-name="Tabla1.A1" office:value-type="string">
            <text:p text:style-name="P11">Índice</text:p>
          </table:table-cell>
          <table:table-cell table:style-name="Tabla1.A1" office:value-type="string">
            <text:p text:style-name="P11">#Bloque</text:p>
          </table:table-cell>
          <table:table-cell table:style-name="Tabla1.D1" office:value-type="string">
            <text:p text:style-name="P11">Índice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&lt;EOF&gt;</text:p>
          </table:table-cell>
          <table:table-cell table:style-name="Tabla1.A2" office:value-type="string">
            <text:p text:style-name="P11">10</text:p>
          </table:table-cell>
          <table:table-cell table:style-name="Tabla1.D2" office:value-type="string">
            <text:p text:style-name="P11">11</text:p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1">4</text:p>
          </table:table-cell>
          <table:table-cell table:style-name="Tabla1.A2" office:value-type="string">
            <text:p text:style-name="P11">11</text:p>
          </table:table-cell>
          <table:table-cell table:style-name="Tabla1.D2" office:value-type="string">
            <text:p text:style-name="P11">12</text:p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A2" office:value-type="string">
            <text:p text:style-name="P11">15</text:p>
          </table:table-cell>
          <table:table-cell table:style-name="Tabla1.A2" office:value-type="string">
            <text:p text:style-name="P11">12</text:p>
          </table:table-cell>
          <table:table-cell table:style-name="Tabla1.D2" office:value-type="string">
            <text:p text:style-name="P11">&lt;EOF&gt;</text:p>
          </table:table-cell>
        </table:table-row>
        <table:table-row>
          <table:table-cell table:style-name="Tabla1.A2" office:value-type="string">
            <text:p text:style-name="P11">4</text:p>
          </table:table-cell>
          <table:table-cell table:style-name="Tabla1.A2" office:value-type="string">
            <text:p text:style-name="P11">5</text:p>
          </table:table-cell>
          <table:table-cell table:style-name="Tabla1.A2" office:value-type="string">
            <text:p text:style-name="P11">13</text:p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1">5</text:p>
          </table:table-cell>
          <table:table-cell table:style-name="Tabla1.A2" office:value-type="string">
            <text:p text:style-name="P11">&lt;EOF&gt;</text:p>
          </table:table-cell>
          <table:table-cell table:style-name="Tabla1.A2" office:value-type="string">
            <text:p text:style-name="P11">14</text:p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1">6</text:p>
          </table:table-cell>
          <table:table-cell table:style-name="Tabla1.A2" office:value-type="string">
            <text:p text:style-name="P11">7</text:p>
          </table:table-cell>
          <table:table-cell table:style-name="Tabla1.A2" office:value-type="string">
            <text:p text:style-name="P11">15</text:p>
          </table:table-cell>
          <table:table-cell table:style-name="Tabla1.D2" office:value-type="string">
            <text:p text:style-name="P11">&lt;EOF&gt; → 6 </text:p>
          </table:table-cell>
        </table:table-row>
        <table:table-row>
          <table:table-cell table:style-name="Tabla1.A2" office:value-type="string">
            <text:p text:style-name="P11">7</text:p>
          </table:table-cell>
          <table:table-cell table:style-name="Tabla1.A2" office:value-type="string">
            <text:p text:style-name="P11">&lt;EOF&gt;</text:p>
          </table:table-cell>
          <table:table-cell table:style-name="Tabla1.A2" office:value-type="string">
            <text:p text:style-name="P11">16</text:p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1">8</text:p>
          </table:table-cell>
          <table:table-cell table:style-name="Tabla1.A2" office:value-type="string">
            <text:p text:style-name="P11">&lt;EOF&gt;</text:p>
          </table:table-cell>
          <table:table-cell table:style-name="Tabla1.A2" office:value-type="string">
            <text:p text:style-name="P11">17</text:p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1">9</text:p>
          </table:table-cell>
          <table:table-cell table:style-name="Tabla1.A2" office:value-type="string">
            <text:p text:style-name="P11">10</text:p>
          </table:table-cell>
          <table:table-cell table:style-name="Tabla1.A2" office:value-type="string">
            <text:p text:style-name="P11">18</text:p>
          </table:table-cell>
          <table:table-cell table:style-name="Tabla1.D2" office:value-type="string">
            <text:p text:style-name="P11"/>
          </table:table-cell>
        </table:table-row>
      </table:table>
      <text:p text:style-name="P1"/>
      <text:p text:style-name="P5">Listas Enlazadas</text:p>
      <text:p text:style-name="P6">DATA → [3,15] → [3,15,6,7]</text:p>
      <text:p text:style-name="P6">DATA1 → [1]</text:p>
      <text:p text:style-name="P6">DATA2 → [2,4,5]</text:p>
      <text:p text:style-name="P1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1">Nombre</text:p>
          </table:table-cell>
          <table:table-cell table:style-name="Tabla2.A1" office:value-type="string">
            <text:p text:style-name="P11">Tipo</text:p>
          </table:table-cell>
          <table:table-cell table:style-name="Tabla2.A1" office:value-type="string">
            <text:p text:style-name="P11">Fecha</text:p>
          </table:table-cell>
          <table:table-cell table:style-name="Tabla2.D1" office:value-type="string">
            <text:p text:style-name="P11">Num. Bloque</text:p>
          </table:table-cell>
        </table:table-row>
        <table:table-row>
          <table:table-cell table:style-name="Tabla2.A2" office:value-type="string">
            <text:p text:style-name="P11">DATA</text:p>
          </table:table-cell>
          <table:table-cell table:style-name="Tabla2.A2" office:value-type="string">
            <text:p text:style-name="P11">F</text:p>
          </table:table-cell>
          <table:table-cell table:style-name="Tabla2.A2" office:value-type="string">
            <text:p text:style-name="P11">8-2-05</text:p>
          </table:table-cell>
          <table:table-cell table:style-name="Tabla2.D2" office:value-type="string">
            <text:p text:style-name="P11">3</text:p>
          </table:table-cell>
        </table:table-row>
        <table:table-row>
          <table:table-cell table:style-name="Tabla2.A2" office:value-type="string">
            <text:p text:style-name="P11">DATA1</text:p>
          </table:table-cell>
          <table:table-cell table:style-name="Tabla2.A2" office:value-type="string">
            <text:p text:style-name="P11">F</text:p>
          </table:table-cell>
          <table:table-cell table:style-name="Tabla2.A2" office:value-type="string">
            <text:p text:style-name="P11">3-1-10</text:p>
          </table:table-cell>
          <table:table-cell table:style-name="Tabla2.D2" office:value-type="string">
            <text:p text:style-name="P11">1</text:p>
          </table:table-cell>
        </table:table-row>
        <table:table-row>
          <table:table-cell table:style-name="Tabla2.A2" office:value-type="string">
            <text:p text:style-name="P11">DATA2</text:p>
          </table:table-cell>
          <table:table-cell table:style-name="Tabla2.A2" office:value-type="string">
            <text:p text:style-name="P11">F</text:p>
          </table:table-cell>
          <table:table-cell table:style-name="Tabla2.A2" office:value-type="string">
            <text:p text:style-name="P11">3-2-10</text:p>
          </table:table-cell>
          <table:table-cell table:style-name="Tabla2.D2" office:value-type="string">
            <text:p text:style-name="P11">2</text:p>
          </table:table-cell>
        </table:table-row>
        <table:table-row>
          <table:table-cell table:style-name="Tabla2.A2" office:value-type="string">
            <text:p text:style-name="P11">Dir</text:p>
          </table:table-cell>
          <table:table-cell table:style-name="Tabla2.A2" office:value-type="string">
            <text:p text:style-name="P11">D</text:p>
          </table:table-cell>
          <table:table-cell table:style-name="Tabla2.A2" office:value-type="string">
            <text:p text:style-name="P11">3-3-10</text:p>
          </table:table-cell>
          <table:table-cell table:style-name="Tabla2.D2" office:value-type="string">
            <text:p text:style-name="P11">8</text:p>
          </table:table-cell>
        </table:table-row>
        <table:table-row>
          <table:table-cell table:style-name="Tabla2.A2" office:value-type="string">
            <text:p text:style-name="P11">CARTAS</text:p>
          </table:table-cell>
          <table:table-cell table:style-name="Tabla2.A2" office:value-type="string">
            <text:p text:style-name="P11">F</text:p>
          </table:table-cell>
          <table:table-cell table:style-name="Tabla2.A2" office:value-type="string">
            <text:p text:style-name="P11">3-12-10</text:p>
          </table:table-cell>
          <table:table-cell table:style-name="Tabla2.D2" office:value-type="string">
            <text:p text:style-name="P11">9</text:p>
          </table:table-cell>
        </table:table-row>
      </table:table>
      <text:p text:style-name="P1"/>
      <text:p text:style-name="P1"/>
      <text:p text:style-name="P1"/>
      <text:p text:style-name="P1">a) “DATA1”, 3-1-10 10 bytes</text:p>
      <text:p text:style-name="P1">b) “DATA2”, 3-2-10, 1200 bytes =&gt; #Bloques 1200/512 = 3 Bloques.</text:p>
      <text:list xml:id="list10105628491" text:style-name="L1">
        <text:list-item>
          <text:p text:style-name="P12">incrementar en 2 bloques el fichero Data</text:p>
        </text:list-item>
      </text:list>
      <text:list xml:id="list961114215" text:style-name="L2">
        <text:list-item>
          <text:p text:style-name="P13">“Dir”, 3-3-10, 1 Bloque</text:p>
        </text:list-item>
      </text:list>
      <text:p text:style-name="P1">E) “CARDS”, 3-12-10, 2KB =&gt; 1024/512 = 4 Bloques</text:p>
      <text:p text:style-name="P1"/>
      <text:p text:style-name="P1"/>
      <text:p text:style-name="P1"/>
      <text:p text:style-name="P1"/>
      <text:p text:style-name="P10"><text:soft-page-break/>Ejercicio 5</text:p>
      <text:p text:style-name="P1"/>
      <text:p text:style-name="P7">Tamaño Bloque 1024 bytes = 1 KB</text:p>
      <text:p text:style-name="P7">Direcciones de disco de 16 bits = 2 bytes.</text:p>
      <text:p text:style-name="P7">SF UNIX</text:p>
      <text:p text:style-name="P1"/>
      <text:p text:style-name="P1">Puntos de nodo {8 Punt. Ind. Directos, 1 Punt. Ind. Simple, 1 Punt. Ind. Doble}</text:p>
      <text:p text:style-name="P1"/>
      <text:p text:style-name="P2">¿Tamaño máximo de un fichero en este sistema?</text:p>
      <text:p text:style-name="P1"/>
      <text:p text:style-name="P7">[Por Organización]</text:p>
      <text:p text:style-name="P7"/>
      <text:p text:style-name="P1">Sea n el numero de punteros en un bloque de índices: </text:p>
      <text:p text:style-name="P1"/>
      <text:p text:style-name="P1">n = TRUNC[Tam. Bloque(bytes) / Tam. Punteros(bytes)] = 512 punteros</text:p>
      <text:p text:style-name="P1"/>
      <text:p text:style-name="P1">Tam. Maximo Fichero = <text:s/>#Punteros totales * <text:s/>Tam. Bloque = (8 + 512 <text:s/>+ 512²) * 1KB = 262664 * 1 KB = 2689'67936 bytes aprox /2¹⁰ = 56 ' 5 MB</text:p>
      <text:p text:style-name="P1"/>
      <text:p text:style-name="P7">[Por tamaño de puntero]</text:p>
      <text:p text:style-name="P1"/>
      <text:p text:style-name="P1">Tam. Max. Fich. = Tam. Puntero(bits) * Tam. Bloque(bytes) = 2¹⁶ * 1 KB = 2²⁶ B = 64 MB</text:p>
      <text:p text:style-name="P1"/>
      <text:p text:style-name="P1">El segundo resultado es el adecuado ya que cumple con la definición que determina el tamaño maximo en una partició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Ejercicio 2</text:p>
      <text:p text:style-name="P10"/>
      <text:p text:style-name="P4">20 bloques lógicos consecutivos en un SF.</text:p>
      <text:p text:style-name="P4"/>
      <text:p text:style-name="P4">N = Numero de entradas del directorio</text:p>
      <text:p text:style-name="P4">Tin = Tamaño en bytes de entrada en el directorio.</text:p>
      <text:p text:style-name="P4">Tb = Tamaño del bloque.</text:p>
      <text:p text:style-name="P4">Tin &lt; Tb → Tin/Tb = 1</text:p>
      <text:p text:style-name="P4"/>
      <text:p text:style-name="P3">A) Asignación Contigua (ISO 9660- CDROMS)</text:p>
      <text:p text:style-name="P4"/>
      <text:p text:style-name="P4">Supuesto: </text:p>
      <text:list xml:id="list526477646" text:style-name="L3">
        <text:list-item>
          <text:p text:style-name="P15">No hay datos del SF cargados en RAM</text:p>
        </text:list-item>
        <text:list-item>
          <text:p text:style-name="P15">Ficheros ubicado en el directorio de trabajo del proceso.</text:p>
        </text:list-item>
        <text:list-item>
          <text:p text:style-name="P15">Descriptor físico del directorio de trabajo cargado en memoria.</text:p>
          <text:p text:style-name="P15"/>
        </text:list-item>
      </text:list>
      <text:p text:style-name="P4">Descriptor físico: Entrada Directorio (Se almacena el bloque físico inicial, numero de bloques). Habra que recorres hasta encontrar el descriptor físico, y desde hay, acceder a los datos.</text:p>
      <text:p text:style-name="P4"/>
      <text:p text:style-name="P4"><text:span text:style-name="T1">CASO PEOR</text:span>: Fichero ubicado al final del directorio (nos lo traemos entero a memoria):</text:p>
      <text:p text:style-name="P4">Num. Accesos =<text:span text:style-name="T2">Acc. Al Desc. Fisico + # bloques de datos</text:span> = N * Tin / Tb + 20</text:p>
      <text:p text:style-name="P4"/>
      <text:p text:style-name="P4"><text:span text:style-name="T1">CASO MEJOR:</text:span> Fichero al principio del directorio.</text:p>
      <text:p text:style-name="P4">Num. Accesos = 1 + 21</text:p>
      <text:p text:style-name="P4"/>
      <text:p text:style-name="P4"/>
      <text:p text:style-name="P3">B) Asignación enlazada FAT</text:p>
      <text:p text:style-name="P4"/>
      <text:p text:style-name="P4">Descriptor físico: Entrada Directorio (la primera dirección de un fichero esta en el descriptor físico, el resto de los bloques esta en la tabla FAT)</text:p>
      <text:p text:style-name="P4"/>
      <text:p text:style-name="P4"><text:span text:style-name="T4">CASO MEJOR</text:span>: Fichero al principio del directorio, y el resto de los bloques en la tabla sean contiguos así como ser <text:s/>los primeros bloques lógicos.</text:p>
      <text:p text:style-name="P4">Num. Accesos =<text:span text:style-name="T2">Acc. A Dir. + Acc. A FAT + Acc a Boques de datos </text:span><text:s text:c="2"/>= <text:s/>1 + 1 + 20</text:p>
      <text:p text:style-name="P4"/>
      <text:p text:style-name="P4"><text:span text:style-name="T1">CASO PEOR</text:span>: Ficheros desperdigados por toda la tabla FAT</text:p>
      <text:p text:style-name="P4">Num. Accesos = <text:s/>N*Tin / Tb + 20 + 20</text:p>
      <text:p text:style-name="P4"/>
      <text:p text:style-name="P3">C) Asignación no contigua indexada(UNIX)</text:p>
      <text:p text:style-name="P4">Supuesto: </text:p>
      <text:list xml:id="list1705961019" text:style-name="L4">
        <text:list-item>
          <text:p text:style-name="P16">Desc. Físico : Nodo-i (!= Ent. Directorio)</text:p>
        </text:list-item>
        <text:list-item>
          <text:p text:style-name="P16">Bloques físicos indexados mediante punteros</text:p>
        </text:list-item>
        <text:list-item>
          <text:p text:style-name="P16">10 punteros directos</text:p>
        </text:list-item>
        <text:list-item>
          <text:p text:style-name="P16">1 puntero indirecto simple</text:p>
        </text:list-item>
        <text:list-item>
          <text:p text:style-name="P16">1 puntero indirecto doble</text:p>
        </text:list-item>
        <text:list-item>
          <text:p text:style-name="P16">1 puntero indirecto triple</text:p>
        </text:list-item>
        <text:list-item>
          <text:p text:style-name="P16">Tam. Nodo-i &lt; Tam. Bloque</text:p>
        </text:list-item>
      </text:list>
      <text:p text:style-name="P3"><text:soft-page-break/></text:p>
      <text:p text:style-name="P18">CASO MEJOR:<text:span text:style-name="T6"> </text:span></text:p>
      <text:p text:style-name="P4"/>
      <text:p text:style-name="P18">CASO PEOR:<text:span text:style-name="T6"> </text:span></text:p>
      <text:list xml:id="list1080464777" text:style-name="L5">
        <text:list-item>
          <text:p text:style-name="P19"><text:span text:style-name="T6">Fichero en última entrada del directorio</text:span></text:p>
        </text:list-item>
        <text:list-item>
          <text:p text:style-name="P19"><text:span text:style-name="T6">Bloques lógicos [K,...,K+19] en índice indirecto triple</text:span></text:p>
        </text:list-item>
      </text:list>
      <text:p text:style-name="P18"><text:span text:style-name="T6"/></text:p>
      <text:p text:style-name="P18"><text:span text:style-name="T6"/></text:p>
      <text:p text:style-name="P18"><text:span text:style-name="T6">Num. Accesos =</text:span><text:span text:style-name="T3"> N * Tin / Tb + Acc. En nodo + Bloques. Indice para traduccion + Bloques =</text:span><text:span text:style-name="T5"> N * Tin / Tb + 1 + 4 + 20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26"><text:soft-page-break/><text:span text:style-name="T5">Ejercicio 6</text:span></text:p>
      <text:p text:style-name="P26"><text:span text:style-name="T7"/></text:p>
      <text:p text:style-name="P26"><text:span text:style-name="T8">A)</text:span></text:p>
      <text:p text:style-name="P26"><text:span text:style-name="T7"/></text:p>
      <text:p text:style-name="P26"><text:span text:style-name="T7">Tras crear el fichero se desplaza con lseek una distancia de 55 * 10⁶ Bytes</text:span></text:p>
      <text:p text:style-name="P26"><text:span text:style-name="T7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0"><text:s text:c="106"/>|XXXX</text:p>
          </table:table-cell>
        </table:table-row>
      </table:table>
      <text:p text:style-name="P26"><text:span text:style-name="T10">→lseek<text:tab/><text:tab/><text:tab/><text:tab/><text:tab/><text:tab/><text:tab/><text:tab/><text:tab/><text:tab/> <text:s/>→Byte 55 * 10⁶</text:span></text:p>
      <text:p text:style-name="P26"><text:span text:style-name="T10"/></text:p>
      <text:p text:style-name="P26"><text:span text:style-name="T10"/></text:p>
      <text:p text:style-name="P26"><text:span text:style-name="T10">SF UNIX {<text:tab/>Tam. Bloque = 2 KB</text:span></text:p>
      <text:p text:style-name="P26"><text:span text:style-name="T10"><text:tab/><text:tab/>Tam. Puntero = 32 Bits = 4 Bytes</text:span></text:p>
      <text:p text:style-name="P26"><text:span text:style-name="T10"><text:tab/><text:tab/></text:span></text:p>
      <text:p text:style-name="P26"><text:span text:style-name="T10"><text:tab/><text:tab/>Nodos-i{<text:tab/>10<text:tab/>Punteros Directos</text:span></text:p>
      <text:p text:style-name="P26"><text:span text:style-name="T10"><text:tab/><text:tab/><text:tab/><text:tab/>1<text:tab/>Punteros Indirecto Simple</text:span></text:p>
      <text:p text:style-name="P26"><text:span text:style-name="T10"><text:tab/><text:tab/><text:tab/><text:tab/>1<text:tab/>Punteros Indirecto <text:s/>Doble</text:span></text:p>
      <text:p text:style-name="P26"><text:span text:style-name="T10"><text:tab/><text:tab/><text:tab/><text:tab/>1<text:tab/>Punteros Indirecto <text:s/>Triple</text:span></text:p>
      <text:p text:style-name="P26"><text:span text:style-name="T10"><text:tab/><text:tab/><text:tab/> <text:s/>}</text:span></text:p>
      <text:p text:style-name="P26"><text:span text:style-name="T10"><text:tab/><text:tab/>}</text:span></text:p>
      <text:p text:style-name="P26"><text:span text:style-name="T10"/></text:p>
      <text:p text:style-name="P28"><text:span text:style-name="T11">Alternativas de Implementación del hueco:</text:span></text:p>
      <text:p text:style-name="P26"><text:span text:style-name="T10"/></text:p>
      <text:p text:style-name="P26"><text:span text:style-name="T10">Hacerle creer al usuario que se le devuelven ceros, pero sin almacenarlos en memoria</text:span></text:p>
      <text:p text:style-name="P26"><text:span text:style-name="T10"><text:tab/></text:span></text:p>
      <text:list xml:id="list239930018" text:style-name="L6">
        <text:list-item>
          <text:list>
            <text:list-item>
              <text:list>
                <text:list-item>
                  <text:p text:style-name="P27"><text:span text:style-name="T10">Usar punteros a NULL en descriptor físico para representar bloques logicos sin usar : read() → “0” (Alternativa típica LINUX basada en nodos-i)</text:span></text:p>
                </text:list-item>
              </text:list>
            </text:list-item>
          </text:list>
        </text:list-item>
      </text:list>
      <text:p text:style-name="P26"><text:span text:style-name="T10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0"><text:s text:c="9"/>| <text:s text:c="14"/>| <text:s text:c="70"/>| <text:s text:c="8"/>|XXXX</text:p>
          </table:table-cell>
        </table:table-row>
      </table:table>
      <text:p text:style-name="P26"><text:span text:style-name="T10">B.0<text:tab/> <text:s/>B.1<text:tab/><text:tab/><text:tab/><text:tab/><text:tab/><text:tab/><text:tab/><text:tab/><text:tab/><text:tab/>B.27<text:tab/> <text:s/>B.28</text:span></text:p>
      <text:p text:style-name="P26"><text:span text:style-name="T10"/></text:p>
      <text:p text:style-name="P26"><text:span text:style-name="T10"/></text:p>
      <text:p text:style-name="P26"><text:span text:style-name="T10"/></text:p>
      <text:list xml:id="list2039408667" text:continue-numbering="true" text:style-name="L6">
        <text:list-item>
          <text:list>
            <text:list-item>
              <text:list>
                <text:list-item>
                  <text:p text:style-name="P27"><text:span text:style-name="T10">Reservar bloques de disco para representar los bytes del hueco e inicializar bloques a “0” (Alternativa para SF FAT)</text:span></text:p>
                </text:list-item>
              </text:list>
            </text:list-item>
          </text:list>
        </text:list-item>
      </text:list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>El primer es calcular el numero del bloque lógico en el que cae el bit 55 millones (cálculos con las trasparecía #18)</text:span></text:p>
      <text:p text:style-name="P26"><text:span text:style-name="T10"/></text:p>
      <text:p text:style-name="P26"><text:span text:style-name="T10">Num.Bloq. Logico = TRUC[Dir. Logica(Bytes)/Tam. Bloque (Bytes)] </text:span></text:p>
      <text:p text:style-name="P26"><text:soft-page-break/><text:span text:style-name="T10">= TRUNC [55 * 10⁶ / 2048] = 26855 bloques</text:span></text:p>
      <text:p text:style-name="P26"><text:span text:style-name="T10"/></text:p>
      <text:p text:style-name="P26"><text:span text:style-name="T10">Offset (55 millones) = Dir. Lógica(Bytes) mod Tam. Bloque (Bytes) = 960</text:span></text:p>
      <text:p text:style-name="P26"><text:span text:style-name="T10"/></text:p>
      <text:p text:style-name="P26"><text:span text:style-name="T10">¿Nivel de punteros?</text:span></text:p>
      <text:p text:style-name="P26"><text:span text:style-name="T10"/></text:p>
      <text:p text:style-name="P26"><text:span text:style-name="T10">Directo:<text:tab/><text:tab/>10 &lt; 26855<text:tab/>(posiciones a NULL)</text:span></text:p>
      <text:p text:style-name="P26"><text:span text:style-name="T10">Indirecto Simple:<text:tab/>TRUNC[Tam. Bloque / Tam. Puntero] = 512 &lt; 26855 (NULL)</text:span></text:p>
      <text:p text:style-name="P26"><text:span text:style-name="T10">Indirecto Doble:<text:tab/>512² = 262144 punteros =&gt; 10+512+262155 &gt; 26855 (No todo NULL)</text:span></text:p>
      <text:p text:style-name="P26"><text:span text:style-name="T10"/></text:p>
      <text:p text:style-name="P26"><text:span text:style-name="T10">Luego de aquí podemos deducir que este byte se encuentra en el bloque Indirecto Doble.</text:span></text:p>
      <text:p text:style-name="P26"><text:span text:style-name="T10">Existen 512 punteros en el bloque indirecto doble, de los cuales, un cierto K1 nos enviara al los Bytes indirectos de segundo nivel, de los cuales un cierto K2 a si vez, nos llevara al bloque 26855 en el cual existirá un cierto K3 con un desplazamiento de 960</text:span></text:p>
      <text:p text:style-name="P26"><text:span text:style-name="T10"/></text:p>
      <text:p text:style-name="P26"><text:span text:style-name="T10">En conclusión, se necesitan 3 Bloques para el tamaño de este fichro</text:span></text:p>
      <text:p text:style-name="P26"><text:span text:style-name="T10"/></text:p>
      <text:p text:style-name="P26"><text:span text:style-name="T8">B)</text:span></text:p>
      <text:p text:style-name="P26"><text:span text:style-name="T7"/></text:p>
      <text:p text:style-name="P26"><text:span text:style-name="T7">Índices Lógicos (55 Millones) = (K1, K2, K3)</text:span></text:p>
      <text:p text:style-name="P26"><text:span text:style-name="T7"/></text:p>
      <text:p text:style-name="P26"><text:span text:style-name="T7">Empezamos normalizando restando al numero de bloques logicos el 512 y el 10 de los bloques anteriores, y despues desgranamos en que grupo de bloques de 2º nivel cae.</text:span></text:p>
      <text:p text:style-name="P26"><text:span text:style-name="T7"/></text:p>
      <text:p text:style-name="P26"><text:span text:style-name="T7">De esta manera, el primer bloque de segundo nivel es [0 … 511], el siguiente [512 … 1023], asi sucesivamente, podemos pues dividir el valor del bloque logico buscado para ubicarlo en el sub-grupo buscado:</text:span></text:p>
      <text:p text:style-name="P26"><text:span text:style-name="T7"/></text:p>
      <text:p text:style-name="P26"><text:span text:style-name="T7">Num. Bloque lógico relativo (BLrel) = 26855 – 512 -10 = 26333</text:span></text:p>
      <text:p text:style-name="P26"><text:span text:style-name="T7"/></text:p>
      <text:p text:style-name="P26"><text:span text:style-name="T7">K1 = TRUNC[BLrel / Punteros en Bloque de índice] = [26333/512]= 51</text:span></text:p>
      <text:p text:style-name="P26"><text:span text:style-name="T7">K2 = BLrel mod Punteros en Bloque Índice = 221</text:span></text:p>
      <text:p text:style-name="P26"><text:span text:style-name="T7"/></text:p>
      <text:p text:style-name="P26"><text:span text:style-name="T7">=&gt; (K1, K2, K3) = (51, 221, 960)</text:span></text:p>
      <text:p text:style-name="P26"><text:span text:style-name="T7"/></text:p>
      <text:p text:style-name="P28"><text:span text:style-name="T9">OJO: Si hubiese caido en el tercer nivel, K1 seria [BLrel/ 512²], K2 [Brel / 512], y K3 por el modulo.</text:span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oft-page-break/><text:span text:style-name="T5">Ejercicio 7</text:span></text:p>
      <text:p text:style-name="P28"><text:span text:style-name="T5">A)</text:span></text:p>
      <text:p text:style-name="P20"><text:span text:style-name="T5"/></text:p>
      <text:list xml:id="list511810638" text:style-name="L7">
        <text:list-item>
          <text:p text:style-name="P21"><text:span text:style-name="T6">Juan crea fichero “Jfichero”</text:span></text:p>
          <text:p text:style-name="P24"><text:span text:style-name="T6">touch Jficehro (enlace = 1)</text:span></text:p>
        </text:list-item>
        <text:list-item>
          <text:p text:style-name="P21"><text:span text:style-name="T6">María crea enlace fisico a Jficehro → “Mfichero”</text:span></text:p>
          <text:p text:style-name="P21"><text:span text:style-name="T5">ln Jfichero Mfichero (enlace = 2)</text:span></text:p>
        </text:list-item>
        <text:list-item>
          <text:p text:style-name="P21"><text:span text:style-name="T6">Juan elimina “Jfichero”</text:span></text:p>
          <text:p text:style-name="P24"><text:span text:style-name="T6">rm Jficehro<text:tab/>(enlace = 1)</text:span></text:p>
        </text:list-item>
        <text:list-item>
          <text:p text:style-name="P21"><text:span text:style-name="T6">Juan crea un nuevo fichero llamado “JfFicehro”</text:span></text:p>
          <text:p text:style-name="P21"><text:span text:style-name="T6">touch Jfichero (enlace =1)</text:span></text:p>
          <text:p text:style-name="P21"><text:span text:style-name="T6"/></text:p>
        </text:list-item>
      </text:list>
      <text:p text:style-name="P20"><text:span text:style-name="T5">Partiendo de un mismo directorio:</text:span></text:p>
      <text:p text:style-name="P20"><text:span text:style-name="T5"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9">Nombre</text:p>
          </table:table-cell>
          <table:table-cell table:style-name="Tabla5.B1" office:value-type="string">
            <text:p text:style-name="P29">nodo-i</text:p>
          </table:table-cell>
        </table:table-row>
        <table:table-row>
          <table:table-cell table:style-name="Tabla5.A2" office:value-type="string">
            <text:p text:style-name="P29">Jfichero</text:p>
          </table:table-cell>
          <table:table-cell table:style-name="Tabla5.B2" office:value-type="string">
            <text:p text:style-name="P29">24 (BORRADO)</text:p>
          </table:table-cell>
        </table:table-row>
        <table:table-row>
          <table:table-cell table:style-name="Tabla5.A2" office:value-type="string">
            <text:p text:style-name="P29">MFichero</text:p>
          </table:table-cell>
          <table:table-cell table:style-name="Tabla5.B2" office:value-type="string">
            <text:p text:style-name="P29">24</text:p>
          </table:table-cell>
        </table:table-row>
        <table:table-row>
          <table:table-cell table:style-name="Tabla5.A2" office:value-type="string">
            <text:p text:style-name="P29">Jfichero</text:p>
          </table:table-cell>
          <table:table-cell table:style-name="Tabla5.B2" office:value-type="string">
            <text:p text:style-name="P29">30</text:p>
          </table:table-cell>
        </table:table-row>
      </table:table>
      <text:p text:style-name="P20"><text:span text:style-name="T5"/></text:p>
      <text:p text:style-name="P20"><text:span text:style-name="T5"/></text:p>
      <text:p text:style-name="P20"><text:span text:style-name="T5">Tenemos 2 ficheros</text:span></text:p>
      <text:p text:style-name="P20"><text:span text:style-name="T5"/></text:p>
      <text:p text:style-name="P23"><text:span text:style-name="T5">B)</text:span></text:p>
      <text:list xml:id="list1630601626" text:style-name="L9">
        <text:list-header>
          <text:p text:style-name="P22"><text:span text:style-name="T5"/></text:p>
        </text:list-header>
        <text:list-item>
          <text:p text:style-name="P22"><text:span text:style-name="T6">Juan crea fichero “Jfichero”</text:span></text:p>
          <text:p text:style-name="P25"><text:span text:style-name="T6">touch Jficehro (enlace = 1)</text:span></text:p>
        </text:list-item>
        <text:list-item>
          <text:p text:style-name="P22"><text:span text:style-name="T6">María crea enlace fisico a Jficehro → “Mfichero”</text:span></text:p>
          <text:p text:style-name="P22"><text:span text:style-name="T5">ln <text:s/>-s Jfichero Mfichero (enlace = 1)</text:span></text:p>
        </text:list-item>
        <text:list-item>
          <text:p text:style-name="P22"><text:span text:style-name="T6">Juan elimina “Jfichero”</text:span></text:p>
          <text:p text:style-name="P25"><text:span text:style-name="T6">rm Jficehro<text:tab/>(enlace = 1)</text:span></text:p>
        </text:list-item>
        <text:list-item>
          <text:p text:style-name="P22"><text:span text:style-name="T6">Juan crea un nuevo fichero llamado “JfFicehro”</text:span></text:p>
          <text:p text:style-name="P22"><text:span text:style-name="T5">touch Jfichero (enlace =1)</text:span></text:p>
        </text:list-item>
      </text:list>
      <text:p text:style-name="P20"><text:span text:style-name="T5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9">Nombre</text:p>
          </table:table-cell>
          <table:table-cell table:style-name="Tabla6.B1" office:value-type="string">
            <text:p text:style-name="P29">nodo-i</text:p>
          </table:table-cell>
        </table:table-row>
        <table:table-row>
          <table:table-cell table:style-name="Tabla6.A2" office:value-type="string">
            <text:p text:style-name="P29">Jfichero</text:p>
          </table:table-cell>
          <table:table-cell table:style-name="Tabla6.B2" office:value-type="string">
            <text:p text:style-name="P29">24 <text:s/>(BORRADO)</text:p>
          </table:table-cell>
        </table:table-row>
        <table:table-row>
          <table:table-cell table:style-name="Tabla6.A2" office:value-type="string">
            <text:p text:style-name="P29">MFichero</text:p>
          </table:table-cell>
          <table:table-cell table:style-name="Tabla6.B2" office:value-type="string">
            <text:p text:style-name="P29">50</text:p>
          </table:table-cell>
        </table:table-row>
        <table:table-row>
          <table:table-cell table:style-name="Tabla6.A2" office:value-type="string">
            <text:p text:style-name="P29">Jfichero</text:p>
          </table:table-cell>
          <table:table-cell table:style-name="Tabla6.B2" office:value-type="string">
            <text:p text:style-name="P29">70</text:p>
          </table:table-cell>
        </table:table-row>
      </table:table>
      <text:p text:style-name="P23"><text:span text:style-name="T5"/></text:p>
      <text:p text:style-name="P20"><text:span text:style-name="T5">Tenemos 2 ficher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9pt" style:font-size-asian="7.84999990463257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so </meta:initial-creator>
    <meta:creation-date>2016-10-31T16:28:50</meta:creation-date>
    <dc:date>2016-11-02T18:39:43</dc:date>
    <dc:creator>usuarioso </dc:creator>
    <meta:editing-duration>PT1H23M44S</meta:editing-duration>
    <meta:editing-cycles>7</meta:editing-cycles>
    <meta:generator>LibreOffice/3.5$Linux_X86_64 LibreOffice_project/350m1$Build-2</meta:generator>
    <meta:document-statistic meta:table-count="6" meta:image-count="0" meta:object-count="0" meta:page-count="8" meta:paragraph-count="220" meta:word-count="1482" meta:character-count="6983" meta:non-whitespace-character-count="6575"/>
  </office:meta>
</office:document-meta>
</file>